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1f7d28" officeooo:paragraph-rsid="001f7d28"/>
    </style:style>
    <style:style style:name="P2" style:family="paragraph" style:parent-style-name="Text_20_body">
      <style:paragraph-properties fo:text-align="end" style:justify-single-word="false"/>
      <style:text-properties fo:font-size="14pt" fo:font-weight="normal" officeooo:rsid="00223179" officeooo:paragraph-rsid="00223179" style:font-weight-asian="normal" style:font-weight-complex="normal"/>
    </style:style>
    <style:style style:name="P3" style:family="paragraph" style:parent-style-name="Heading_20_2">
      <style:text-properties fo:font-size="14pt"/>
    </style:style>
    <style:style style:name="P4" style:family="paragraph" style:parent-style-name="Heading_20_2">
      <style:paragraph-properties fo:text-align="start" style:justify-single-word="false"/>
    </style:style>
    <style:style style:name="P5" style:family="paragraph" style:parent-style-name="Heading_20_2">
      <style:paragraph-properties fo:text-align="start" style:justify-single-word="false"/>
      <style:text-properties fo:font-style="normal" officeooo:paragraph-rsid="00223179" style:font-style-asian="normal" style:font-style-complex="normal"/>
    </style:style>
    <style:style style:name="P6" style:family="paragraph" style:parent-style-name="Heading_20_1">
      <style:paragraph-properties fo:text-align="center" style:justify-single-word="false"/>
      <style:text-properties officeooo:paragraph-rsid="00223179"/>
    </style:style>
    <style:style style:name="P7" style:family="paragraph" style:parent-style-name="Heading_20_1">
      <style:paragraph-properties fo:text-align="end" style:justify-single-word="false"/>
      <style:text-properties fo:font-weight="normal" officeooo:rsid="00223179" officeooo:paragraph-rsid="00223179" style:font-weight-asian="normal" style:font-weight-complex="normal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2">
      <style:paragraph-properties fo:margin-top="0in" fo:margin-bottom="0in" loext:contextual-spacing="false"/>
    </style:style>
    <style:style style:name="P15" style:family="paragraph" style:parent-style-name="Text_20_body" style:list-style-name="L3">
      <style:paragraph-properties fo:margin-top="0in" fo:margin-bottom="0in" loext:contextual-spacing="false"/>
    </style:style>
    <style:style style:name="P16" style:family="paragraph" style:parent-style-name="Text_20_body" style:list-style-name="L4">
      <style:paragraph-properties fo:margin-top="0in" fo:margin-bottom="0in" loext:contextual-spacing="false"/>
    </style:style>
    <style:style style:name="P17" style:family="paragraph" style:parent-style-name="Text_20_body" style:list-style-name="L5">
      <style:paragraph-properties fo:margin-top="0in" fo:margin-bottom="0in" loext:contextual-spacing="false"/>
    </style:style>
    <style:style style:name="P18" style:family="paragraph" style:parent-style-name="Text_20_body" style:list-style-name="L6">
      <style:paragraph-properties fo:margin-top="0in" fo:margin-bottom="0in" loext:contextual-spacing="false"/>
    </style:style>
    <style:style style:name="P19" style:family="paragraph" style:parent-style-name="Text_20_body" style:list-style-name="L7">
      <style:paragraph-properties fo:margin-top="0in" fo:margin-bottom="0in" loext:contextual-spacing="false"/>
    </style:style>
    <style:style style:name="P20" style:family="paragraph" style:parent-style-name="Heading_20_2" style:list-style-name="L1" style:master-page-name="">
      <loext:graphic-properties draw:fill="none"/>
      <style:paragraph-properties fo:margin-left="-0.5in" fo:margin-right="0in" fo:margin-top="0.139in" fo:margin-bottom="0in" loext:contextual-spacing="false" fo:text-indent="0in" style:auto-text-indent="false" style:page-number="auto" fo:background-color="transparent" fo:keep-with-next="always"/>
      <style:text-properties fo:font-size="12pt" fo:font-style="italic" officeooo:paragraph-rsid="00223179" style:font-size-asian="12pt" style:font-style-asian="italic" style:font-size-complex="12pt" style:font-style-complex="italic"/>
    </style:style>
    <style:style style:name="P21" style:family="paragraph" style:parent-style-name="Heading_20_2" style:list-style-name="L1">
      <loext:graphic-properties draw:fill="none"/>
      <style:paragraph-properties fo:margin-left="-0.5in" fo:margin-right="0in" fo:margin-top="0.139in" fo:margin-bottom="0in" loext:contextual-spacing="false" fo:text-indent="0in" style:auto-text-indent="false" fo:background-color="transparent" fo:keep-with-next="always"/>
      <style:text-properties fo:font-size="12pt" fo:font-style="italic" officeooo:paragraph-rsid="00223179" style:font-size-asian="12pt" style:font-style-asian="italic" style:font-size-complex="12pt" style:font-style-complex="italic"/>
    </style:style>
    <style:style style:name="P22" style:family="paragraph" style:parent-style-name="Heading_20_2" style:list-style-name="L1">
      <loext:graphic-properties draw:fill="none"/>
      <style:paragraph-properties fo:margin-left="-0.5in" fo:margin-right="0in" fo:text-indent="0in" style:auto-text-indent="false" fo:background-color="transparent" fo:keep-with-next="always"/>
      <style:text-properties fo:font-size="12pt" fo:font-style="italic" officeooo:paragraph-rsid="00223179" style:font-size-asian="12pt" style:font-style-asian="italic" style:font-size-complex="12pt" style:font-style-complex="italic"/>
    </style:style>
    <style:style style:name="T1" style:family="text">
      <style:text-properties fo:font-size="14pt"/>
    </style:style>
    <style:style style:name="T2" style:family="text">
      <style:text-properties fo:font-size="14pt" officeooo:rsid="00223179"/>
    </style:style>
    <style:style style:name="T3" style:family="text">
      <style:text-properties fo:font-size="14pt" officeooo:rsid="00244c2e"/>
    </style:style>
    <style:style style:name="T4" style:family="text">
      <style:text-properties officeooo:rsid="0024ca3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lexander Mednis</text:h>
      <text:h text:style-name="P7" text:outline-level="1"><text:span text:style-name="T2">m</text:span><text:span text:style-name="T1">ednisalex@</text:span><text:span text:style-name="T3">tuta.io</text:span></text:h>
      <text:p text:style-name="P2">flaskapp.pythonanywhere.com</text:p>
      <text:h text:style-name="P5" text:outline-level="2">Certifications:</text:h>
      <text:list xml:id="list1351825165" text:style-name="L1">
        <text:list-item>
          <text:list>
            <text:list-item>
              <text:h text:style-name="P20" text:outline-level="2">Food Handler ~ 2017 </text:h>
            </text:list-item>
            <text:list-item>
              <text:h text:style-name="P21" text:outline-level="2">CPR ~ 2017 </text:h>
            </text:list-item>
            <text:list-item>
              <text:h text:style-name="P21" text:outline-level="2">Smart Serve ~ 2017 </text:h>
            </text:list-item>
            <text:list-item>
              <text:h text:style-name="P22" text:outline-level="2">WHMIS ~ 2017 </text:h>
            </text:list-item>
          </text:list>
        </text:list-item>
      </text:list>
      <text:h text:style-name="P4" text:outline-level="2">Summary of Skills:</text:h>
      <text:list xml:id="list1777394568" text:style-name="L2">
        <text:list-item>
          <text:p text:style-name="P14"><text:bookmark text:name="p01"/>Experience working in a professional environment, avoiding sensitive topics, and respecting confidentiality. </text:p>
        </text:list-item>
        <text:list-item>
          <text:p text:style-name="P14">Comfortable working with people or as an individual. </text:p>
        </text:list-item>
        <text:list-item>
          <text:p text:style-name="P14">Experience using various equipment safely, such as kitchen utensils, construction tools and janitorial supplies. </text:p>
        </text:list-item>
        <text:list-item>
          <text:p text:style-name="P14">Ex<text:span text:style-name="T4">c</text:span>ited to learn new equipment or programs. </text:p>
        </text:list-item>
        <text:list-item>
          <text:p text:style-name="P14">Intermediate use of word processors, text editors, python, as well as some knowledge of bash, excell and shell scripting.(comfortable on a command line) </text:p>
        </text:list-item>
        <text:list-item>
          <text:p text:style-name="P14">Janitorial duties - Experience sweeping, moping, vacuuming and using different cleaners and disinfectants. </text:p>
        </text:list-item>
        <text:list-item>
          <text:p text:style-name="P8">Accommodated a variety of shifts, through out the week. </text:p>
        </text:list-item>
      </text:list>
      <text:h text:style-name="P4" text:outline-level="2">Work History:</text:h>
      <text:h text:style-name="P3" text:outline-level="2"><text:bookmark text:name="h202"/>Town Parks and Recreation ~ May 2017</text:h>
      <text:list xml:id="list2324908857" text:style-name="L3">
        <text:list-item>
          <text:p text:style-name="P15"><text:bookmark text:name="p016"/>Responsible for removal of debris from streets and parks. </text:p>
        </text:list-item>
        <text:list-item>
          <text:p text:style-name="P15">Reported if public trashcans needed to be emptied. </text:p>
        </text:list-item>
        <text:list-item>
          <text:p text:style-name="P9">Communicate and log which streets my shift covered for the next crew. </text:p>
        </text:list-item>
      </text:list>
      <text:h text:style-name="P3" text:outline-level="2"><text:bookmark text:name="h2025"/>Hobby Farm ~ 2012-Present</text:h>
      <text:list xml:id="list3115952945" text:style-name="L4">
        <text:list-item>
          <text:p text:style-name="P16"><text:bookmark text:name="p017"/>Feed, water, and care for animals on a daily basis. </text:p>
        </text:list-item>
        <text:list-item>
          <text:p text:style-name="P16">Constructed pens and enclosures </text:p>
        </text:list-item>
        <text:list-item>
          <text:p text:style-name="P10">Clean and maintain pens and enclosures, including strengthening fences. </text:p>
        </text:list-item>
      </text:list>
      <text:h text:style-name="P3" text:outline-level="2"><text:bookmark text:name="h2026"/><text:soft-page-break/>Construction labouror</text:h>
      <text:list xml:id="list3091122437" text:style-name="L5">
        <text:list-item>
          <text:p text:style-name="P17"><text:bookmark text:name="p018"/>Worked as part of a crew to complete jobs uniformly in relation to each other, in regards to time and layout. </text:p>
        </text:list-item>
        <text:list-item>
          <text:p text:style-name="P17">Loading and unloading of tools and building materials, with the use of dollies, pumptrucks, and suction cups. </text:p>
        </text:list-item>
        <text:list-item>
          <text:p text:style-name="P17">Installation of shelving, cabinetry and store fixtures according to layout. </text:p>
        </text:list-item>
        <text:list-item>
          <text:p text:style-name="P17">Prepping store fixtures to be ready for merchandisers to stock, including wiping fixtures down, and cleaning the immediate area around them. </text:p>
        </text:list-item>
        <text:list-item>
          <text:p text:style-name="P11">Keeping work are sorted and clean, encouraging a hazard free work environment, as well as showing a level of professionalism. </text:p>
        </text:list-item>
      </text:list>
      <text:h text:style-name="P4" text:outline-level="2">Volunteer Experience:</text:h>
      <text:h text:style-name="P3" text:outline-level="2"><text:bookmark text:name="h2027"/>Senior's Residence ~ March 2017-Present</text:h>
      <text:list xml:id="list2807270211" text:style-name="L6">
        <text:list-item>
          <text:p text:style-name="P18"><text:bookmark text:name="p019"/>Responsible for the setup, refereeing and scoring of shuffle board games. </text:p>
        </text:list-item>
        <text:list-item>
          <text:p text:style-name="P18">Host and call bingo games. </text:p>
        </text:list-item>
        <text:list-item>
          <text:p text:style-name="P18">Hand out prizes to game winners. </text:p>
        </text:list-item>
        <text:list-item>
          <text:p text:style-name="P12">Automated some minor data entry implementing the use of a scripting language. </text:p>
        </text:list-item>
      </text:list>
      <text:h text:style-name="P3" text:outline-level="2"><text:bookmark text:name="h2028"/>Cancer Support Centre ~ 2014</text:h>
      <text:list xml:id="list1438008153" text:style-name="L7">
        <text:list-item>
          <text:p text:style-name="P19"><text:bookmark text:name="p0110"/>Preparation of meals for members of the social club. </text:p>
        </text:list-item>
        <text:list-item>
          <text:p text:style-name="P19">Cleaning and sanitation of yoga rooms and mats. </text:p>
        </text:list-item>
        <text:list-item>
          <text:p text:style-name="P13">Calling members to confirm/update profile information in spreadsheet program. </text:p>
        </text:list-item>
      </text:list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1:33:21.200285742</meta:creation-date>
    <dc:date>2017-08-23T14:53:19.030031950</dc:date>
    <meta:editing-duration>PT5M11S</meta:editing-duration>
    <meta:editing-cycles>4</meta:editing-cycles>
    <meta:generator>LibreOffice/5.3.3.2$Linux_X86_64 LibreOffice_project/30m0$Build-2</meta:generator>
    <meta:document-statistic meta:table-count="0" meta:image-count="0" meta:object-count="0" meta:page-count="2" meta:paragraph-count="41" meta:word-count="365" meta:character-count="2293" meta:non-whitespace-character-count="1969"/>
  </office:meta>
</office:document-meta>
</file>